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ce7db" officeooo:paragraph-rsid="000605cc"/>
    </style:style>
    <style:style style:name="P2" style:family="paragraph" style:parent-style-name="Heading_20_1">
      <style:paragraph-properties fo:text-align="center" style:justify-single-word="false"/>
      <style:text-properties officeooo:rsid="000ce7db" officeooo:paragraph-rsid="000605cc"/>
    </style:style>
    <style:style style:name="P3" style:family="paragraph" style:parent-style-name="Text_20_body" style:list-style-name="L3">
      <style:paragraph-properties fo:text-align="start" style:justify-single-word="false"/>
      <style:text-properties officeooo:rsid="001bcc50" officeooo:paragraph-rsid="000605cc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0605cc" officeooo:paragraph-rsid="000605cc"/>
    </style:style>
    <style:style style:name="T1" style:family="text">
      <style:text-properties officeooo:rsid="0018a07d"/>
    </style:style>
    <style:style style:name="T2" style:family="text">
      <style:text-properties officeooo:rsid="000605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 <text:span text:style-name="T1">18</text:span>.02-<text:span text:style-name="T2">25</text:span>.02</text:p>
      <text:h text:style-name="P2" text:outline-level="1">Tasks planned for this sprint:</text:h>
      <text:list xml:id="list8543894516537496468" text:style-name="L2">
        <text:list-item>
          <text:p text:style-name="P4">Continue work on a basic prototype of a RNN.</text:p>
        </text:list-item>
      </text:list>
      <text:h text:style-name="P2" text:outline-level="1">What has been done this sprint:</text:h>
      <text:list xml:id="list393127473125314701" text:style-name="L3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1:14:40.132000000</meta:creation-date>
    <dc:date>2020-02-18T21:15:54.183000000</dc:date>
    <meta:editing-duration>PT1M14S</meta:editing-duration>
    <meta:editing-cycles>1</meta:editing-cycles>
    <meta:document-statistic meta:table-count="0" meta:image-count="0" meta:object-count="0" meta:page-count="1" meta:paragraph-count="5" meta:word-count="25" meta:character-count="133" meta:non-whitespace-character-count="114"/>
    <meta:generator>LibreOffice/4.4.3.2$Windows_x86 LibreOffice_project/88805f81e9fe61362df02b9941de8e38a9b5fd16</meta:generator>
  </office:meta>
</office:document-meta>
</file>